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193cm" fo:margin-left="-0.501cm" fo:margin-top="0cm" fo:margin-bottom="0cm" table:align="left" style:writing-mode="lr-tb"/>
    </style:style>
    <style:style style:name="Таблица1.A" style:family="table-column">
      <style:table-column-properties style:column-width="3.889cm"/>
    </style:style>
    <style:style style:name="Таблица1.B" style:family="table-column">
      <style:table-column-properties style:column-width="2.988cm"/>
    </style:style>
    <style:style style:name="Таблица1.C" style:family="table-column">
      <style:table-column-properties style:column-width="3.44cm"/>
    </style:style>
    <style:style style:name="Таблица1.D" style:family="table-column">
      <style:table-column-properties style:column-width="3.436cm"/>
    </style:style>
    <style:style style:name="Таблица1.1" style:family="table-row">
      <style:table-row-properties style:min-row-height="0.958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min-row-height="0.487cm" fo:keep-together="auto"/>
    </style:style>
    <style:style style:name="Таблица1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2.743cm"/>
    </style:style>
    <style:style style:name="Таблица2.B" style:family="table-column">
      <style:table-column-properties style:column-width="13.74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00%"/>
      <style:text-properties officeooo:paragraph-rsid="000d198f"/>
    </style:style>
    <style:style style:name="P2" style:family="paragraph" style:parent-style-name="Standard">
      <style:paragraph-properties fo:line-height="100%" fo:text-align="center" style:justify-single-word="false"/>
      <style:text-properties officeooo:paragraph-rsid="000d198f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d198f" style:font-name-asian="Times New Roman1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/>
      <style:text-properties style:font-name="Times New Roman" fo:font-size="12pt" fo:font-weight="bold" officeooo:paragraph-rsid="000d198f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font-weight="bold" officeooo:paragraph-rsid="000d198f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d198f" fo:background-color="#ffff00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margin-left="1.884cm" fo:margin-right="0cm" fo:margin-top="0cm" fo:margin-bottom="0cm" style:contextual-spacing="false" fo:line-height="100%" fo:text-indent="0cm" style:auto-text-indent="false"/>
      <style:text-properties style:font-name="Times New Roman" fo:font-size="12pt" officeooo:paragraph-rsid="000d198f" style:font-size-asian="12pt" style:font-name-complex="Times New Roman1" style:font-size-complex="12pt"/>
    </style:style>
    <style:style style:name="P8" style:family="paragraph" style:parent-style-name="List_20_Paragraph">
      <style:paragraph-properties fo:margin-left="1.884cm" fo:margin-right="0cm" fo:margin-top="0cm" fo:margin-bottom="0cm" style:contextual-spacing="true" fo:line-height="100%" fo:text-indent="0cm" style:auto-text-indent="false"/>
      <style:text-properties style:font-name="Times New Roman" fo:font-size="12pt" officeooo:paragraph-rsid="000d198f" style:font-size-asian="12pt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indent="1.249cm" style:auto-text-indent="false"/>
      <style:text-properties style:font-name="Times New Roman" fo:font-size="12pt" officeooo:paragraph-rsid="000d198f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0d198f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paragraph-rsid="000d198f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12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2pt" fo:language="ru" fo:country="RU" officeooo:paragraph-rsid="000d198f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ru" fo:country="RU" officeooo:rsid="000da2e7" officeooo:paragraph-rsid="000da2e7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officeooo:paragraph-rsid="000d198f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paragraph-rsid="000d198f" style:letter-kerning="false" style:font-name-asian="Arial" style:font-size-asian="11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1pt" fo:language="ru" fo:country="RU" officeooo:paragraph-rsid="000d198f" style:letter-kerning="false" style:font-name-asian="Arial" style:font-size-asian="11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rsid="000da2e7" officeooo:paragraph-rsid="000da2e7" style:letter-kerning="false" style:font-name-asian="Arial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officeooo:rsid="00124ee2" officeooo:paragraph-rsid="00124ee2" style:letter-kerning="false" style:font-name-asian="Arial" style:font-size-asian="11pt" style:language-asian="en" style:country-asian="US" style:font-name-complex="Times New Roman1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ru" fo:country="RU" fo:font-weight="bold" officeooo:paragraph-rsid="000d198f" style:letter-kerning="false" style:font-name-asian="Arial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1pt" fo:language="ru" fo:country="RU" fo:font-weight="bold" officeooo:paragraph-rsid="000d198f" style:letter-kerning="false" style:font-name-asian="Arial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1" style:family="paragraph" style:parent-style-name="Standard">
      <style:paragraph-properties fo:line-height="100%" fo:text-align="start" style:justify-single-word="false"/>
      <style:text-properties officeooo:rsid="001016b7" officeooo:paragraph-rsid="001016b7"/>
    </style:style>
    <style:style style:name="P22" style:family="paragraph" style:parent-style-name="docdata">
      <style:paragraph-properties fo:margin-top="0cm" fo:margin-bottom="0.282cm" style:contextual-spacing="false"/>
      <style:text-properties officeooo:paragraph-rsid="000d198f"/>
    </style:style>
    <style:style style:name="P23" style:family="paragraph" style:parent-style-name="docdata">
      <style:paragraph-properties fo:margin-top="0cm" fo:margin-bottom="0cm" style:contextual-spacing="false"/>
      <style:text-properties fo:color="#000000" loext:opacity="100%" officeooo:paragraph-rsid="000d198f"/>
    </style:style>
    <style:style style:name="P24" style:family="paragraph" style:parent-style-name="List_20_Paragraph" style:list-style-name="WWNum13">
      <style:paragraph-properties fo:margin-top="0cm" fo:margin-bottom="0cm" style:contextual-spacing="true" fo:line-height="100%"/>
      <style:text-properties style:font-name="Times New Roman" fo:font-size="12pt" officeooo:paragraph-rsid="000d198f" style:font-size-asian="12pt" style:font-name-complex="Times New Roman1" style:font-size-complex="12pt"/>
    </style:style>
    <style:style style:name="P25" style:family="paragraph" style:parent-style-name="List_20_Paragraph" style:list-style-name="WWNum14">
      <style:paragraph-properties fo:margin-top="0cm" fo:margin-bottom="0cm" style:contextual-spacing="true" fo:line-height="100%"/>
      <style:text-properties style:font-name="Times New Roman" fo:font-size="12pt" officeooo:paragraph-rsid="000d198f" style:font-size-asian="12pt" style:font-name-complex="Times New Roman1" style:font-size-complex="12pt"/>
    </style:style>
    <style:style style:name="P26" style:family="paragraph" style:parent-style-name="List_20_Paragraph" style:list-style-name="WWNum15">
      <style:paragraph-properties fo:margin-top="0cm" fo:margin-bottom="0cm" style:contextual-spacing="true" fo:line-height="100%"/>
      <style:text-properties style:font-name="Times New Roman" fo:font-size="12pt" fo:font-weight="bold" officeooo:paragraph-rsid="000d198f" style:font-size-asian="12pt" style:font-weight-asian="bold" style:font-name-complex="Times New Roman1" style:font-size-complex="12pt" style:font-weight-complex="bold"/>
    </style:style>
    <style:style style:name="P27" style:family="paragraph" style:parent-style-name="List_20_Paragraph" style:list-style-name="WWNum14">
      <style:paragraph-properties fo:margin-top="0cm" fo:margin-bottom="0cm" style:contextual-spacing="true" fo:line-height="100%"/>
      <style:text-properties officeooo:paragraph-rsid="000d198f"/>
    </style:style>
    <style:style style:name="P28" style:family="paragraph" style:parent-style-name="List_20_Paragraph" style:list-style-name="WWNum15">
      <style:paragraph-properties fo:margin-top="0cm" fo:margin-bottom="0cm" style:contextual-spacing="true" fo:line-height="100%"/>
      <style:text-properties officeooo:paragraph-rsid="000d198f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2pt" fo:language="en" fo:country="US" officeooo:paragraph-rsid="000d198f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30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2pt" fo:language="en" fo:country="US" officeooo:paragraph-rsid="000d198f" style:letter-kerning="false" style:font-name-asian="Arial" style:font-size-asian="12pt" style:language-asian="en" style:country-asian="US" style:font-name-complex="Times New Roman1" style:font-size-complex="12pt" style:language-complex="ar" style:country-complex="SA"/>
    </style:style>
    <style:style style:name="P31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1pt" fo:language="ru" fo:country="RU" fo:font-weight="bold" officeooo:paragraph-rsid="000d198f" style:letter-kerning="false" style:font-name-asian="Arial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32" style:family="paragraph" style:parent-style-name="Standard">
      <loext:graphic-properties draw:fill="solid" draw:fill-color="#1e1f22"/>
      <style:paragraph-properties fo:margin-top="0cm" fo:margin-bottom="0cm" style:contextual-spacing="false" fo:line-height="100%" fo:text-align="start" style:justify-single-word="false" fo:orphans="2" fo:widows="2" fo:background-color="#1e1f22" fo:padding="0cm" fo:border="none" style:shadow="none"/>
      <style:text-properties style:font-name="Times New Roman" fo:font-size="11pt" fo:language="ru" fo:country="RU" fo:font-weight="bold" officeooo:paragraph-rsid="000d198f" style:letter-kerning="false" style:font-name-asian="Arial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33" style:family="paragraph" style:parent-style-name="docdata" style:list-style-name="WWNum6">
      <style:paragraph-properties fo:margin-top="0cm" fo:margin-bottom="0cm" style:contextual-spacing="false"/>
      <style:text-properties officeooo:paragraph-rsid="000d198f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6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style:font-name-asian="Arial"/>
    </style:style>
    <style:style style:name="T10" style:family="text">
      <style:text-properties style:font-name-asian="Arial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Arial"/>
    </style:style>
    <style:style style:name="T1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f8e6d" loext:opacity="100%" style:font-name="JetBrains Mono" fo:font-size="10pt" fo:font-style="normal" fo:font-weight="normal" officeooo:rsid="000da2e7" style:font-size-asian="10pt" style:font-style-asian="normal" style:font-weight-asian="normal"/>
    </style:style>
    <style:style style:name="T15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1" style:family="text">
      <style:text-properties fo:color="#bcbec4" loext:opacity="100%" style:font-name="JetBrains Mono" fo:font-size="10pt" fo:font-style="italic" fo:font-weight="normal" style:font-size-asian="10pt" style:font-style-asian="italic" style:font-weight-asian="normal"/>
    </style:style>
    <style:style style:name="T2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25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officeooo:rsid="00124e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Практическое задание 8</text:p>
      <text:p text:style-name="P3">Выполнение работ по отладке программы с использованием специализированных средств отладки</text:p>
      <text:p text:style-name="P1"><text:span text:style-name="T1">Цель работы:</text:span><text:span text:style-name="T3"> совершенствовать умения разработки программы согласно требованиям проектной документации, совершенствовать умения тестирования программного кода.</text:span></text:p>
      <text:p text:style-name="P22"><text:span text:style-name="T8">Оборудование:</text:span><text:span text:style-name="T7"> ПК, IntelliJ IDEA</text:span></text:p>
      <text:p text:style-name="P23">Источники: </text:p>
      <text:list xml:id="list71725814" text:style-name="WWNum6">
        <text:list-item>
          <text:p text:style-name="P33"><text:span text:style-name="_32_893"><text:span text:style-name="T9">Руководство </text:span></text:span><text:span text:style-name="T7">Java. </text:span><text:a xlink:type="simple" xlink:href="https://metanit.com/java/tutorial/" office:target-frame-name="https://metanit.com/java/tutorial/" xlink:show="replace" text:style-name="Internet_20_link" text:visited-style-name="Visited_20_Internet_20_Link"><text:span text:style-name="Internet_20_link"><text:span text:style-name="T10">https://metanit.com/java/tutorial/</text:span></text:span></text:a><text:span text:style-name="T7"> </text:span></text:p>
        </text:list-item>
        <text:list-item>
          <text:p text:style-name="P33"><text:a xlink:type="simple" xlink:href="https://sky.pro/media/massivy-java/?ysclid=lpplhkykdq723199542" text:style-name="Internet_20_link" text:visited-style-name="Visited_20_Internet_20_Link"><text:span text:style-name="Internet_20_link"><text:span text:style-name="T10">Массивы Java: объявление, создание, заполнение и инициализация, определение размера, вывод на экран, методы и примеры (sky.pro)</text:span></text:span></text:a></text:p>
        </text:list-item>
        <text:list-item>
          <text:p text:style-name="P33"><text:a xlink:type="simple" xlink:href="https://javarush.com/quests/lectures/questsyntaxpro.level05.lecture07" text:style-name="Internet_20_link" text:visited-style-name="Visited_20_Internet_20_Link"><text:span text:style-name="Internet_20_link"><text:span text:style-name="T10">Методы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2"> Arrays fill, copyOf, copyOfRange, sort, binarySearch 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0">в</text:span></text:span></text:a><text:a xlink:type="simple" xlink:href="https://javarush.com/quests/lectures/questsyntaxpro.level05.lecture07" text:style-name="Internet_20_link" text:visited-style-name="Visited_20_Internet_20_Link"><text:span text:style-name="Internet_20_link"><text:span text:style-name="T12"> Java (javarush.com)</text:span></text:span></text:a></text:p>
        </text:list-item>
        <text:list-item>
          <text:p text:style-name="P33"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0">Класс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2"> Arrays 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0">в</text:span></text:span></text:a><text:a xlink:type="simple" xlink:href="https://javarush.com/groups/posts/1933-klass-arrays-i-ego-ispoljhzovanie" text:style-name="Internet_20_link" text:visited-style-name="Visited_20_Internet_20_Link"><text:span text:style-name="Internet_20_link"><text:span text:style-name="T12"> Java (javarush.com)</text:span></text:span></text:a></text:p>
        </text:list-item>
        <text:list-item>
          <text:p text:style-name="P33"><text:a xlink:type="simple" xlink:href="https://www.techiedelight.com/ru/reverse-array-java/" text:style-name="Internet_20_link" text:visited-style-name="Visited_20_Internet_20_Link"><text:span text:style-name="Internet_20_link"><text:span text:style-name="T10">Перевернуть массив в Java (techiedelight.com)</text:span></text:span></text:a></text:p>
        </text:list-item>
        <text:list-item>
          <text:p text:style-name="P33">Введение в массивы. <text:a xlink:type="simple" xlink:href="https://youtu.be/_mGgR5OhI6I" text:style-name="Internet_20_link" text:visited-style-name="Visited_20_Internet_20_Link"><text:span text:style-name="Internet_20_link">https://youtu.be/_mGgR5OhI6I</text:span></text:a> </text:p>
        </text:list-item>
        <text:list-item>
          <text:p text:style-name="P33">Пример копирования массивов <text:span text:style-name="T11">Java</text:span>. <text:a xlink:type="simple" xlink:href="https://youtu.be/DaVBjoTrgH8" text:style-name="Internet_20_link" text:visited-style-name="Visited_20_Internet_20_Link"><text:span text:style-name="Internet_20_link">https://youtu.be/DaVBjoTrgH8</text:span></text:a> <text:s/></text:p>
        </text:list-item>
      </text:list>
      <text:p text:style-name="P3"/>
      <text:p text:style-name="P3">ЗАДАНИЯ К ПРАКТИЧЕСКОМУ ЗАНЯТИЮ</text:p>
      <text:p text:style-name="P6">Для решения задачи используйте методические указания уроков 5, 6, 7</text:p>
      <text:p text:style-name="P9">В ИП «Программист» поступил заказ на разработки приложения на обработку данных в оценочных ведомостях. Было принято решение:</text:p>
      <text:list xml:id="list2574258758" text:style-name="WWNum13">
        <text:list-item>
          <text:p text:style-name="P24">Формирование списка ФИО обучающихся и их оценок с использованием двух одномерных массивов. При этом количество обучающихся пользователь должен задать с клавиатуры; список оценок должен генерироваться рандомно (с использованием генератора случайных чисел). Список обучающихся и оценок должны выводится на экран в форме: ФИО, Оценка.</text:p>
        </text:list-item>
      </text:list>
      <text:p text:style-name="P8">Программа должна позволять: </text:p>
      <text:list xml:id="list1376095889" text:style-name="WWNum14">
        <text:list-item>
          <text:p text:style-name="P25">Производить верификацию ввода размерности массива.</text:p>
        </text:list-item>
        <text:list-item>
          <text:p text:style-name="P25">Вычислять средний балл</text:p>
        </text:list-item>
        <text:list-item>
          <text:p text:style-name="P27"><text:span text:style-name="T4">Получать список отличников в одномерный массив «</text:span><text:span text:style-name="T5">Otlichniki</text:span><text:span text:style-name="T4">», сортировать список отличников в порядке от <text:s/>А до Я.</text:span></text:p>
        </text:list-item>
        <text:list-item>
          <text:p text:style-name="P27"><text:span text:style-name="T4">Получать список хорошистов в одномерный массив «</text:span><text:span text:style-name="T5">Xorochisti</text:span><text:span text:style-name="T4">», сортировать список хорошистов в порядке от <text:s/>Я до А.</text:span></text:p>
        </text:list-item>
        <text:list-item>
          <text:p text:style-name="P27"><text:span text:style-name="T4">Получать список троечников в одномерный массив «</text:span><text:span text:style-name="T5">Tryki</text:span><text:span text:style-name="T4">»</text:span></text:p>
        </text:list-item>
        <text:list-item>
          <text:p text:style-name="P25">Получать список должников.</text:p>
        </text:list-item>
        <text:list-item>
          <text:p text:style-name="P25">Все полученные списки должны выводиться на экран, при этом для каждого списка должно быть указано количество обучающихся в списке.</text:p>
        </text:list-item>
        <text:list-item>
          <text:p text:style-name="P25">Программа должна находить оценку обучающегося, ФИО которого введено с клавиатуры в основном списке.</text:p>
        </text:list-item>
      </text:list>
      <text:p text:style-name="P4">Требования к программному коду:</text:p>
      <text:list xml:id="list2373208241" text:style-name="WWNum15">
        <text:list-item>
          <text:p text:style-name="P28"><text:span text:style-name="T2">Программа должна быть построена по принципу ООП. Иметь метод </text:span><text:span text:style-name="T6">Main</text:span><text:span text:style-name="T2"> в котором должна быть указана информация о программе в форме:</text:span></text:p>
        </text:list-item>
      </text:list>
      <text:p text:style-name="P7">Версия программы</text:p>
      <text:p text:style-name="P7">Функции программы</text:p>
      <text:p text:style-name="P7">Данные о разработчиках</text:p>
      <text:p text:style-name="P7">©️ все права защищены</text:p>
      <text:list xml:id="list100405900183036" text:continue-numbering="true" text:style-name="WWNum15">
        <text:list-item>
          <text:p text:style-name="P28"><text:span text:style-name="T2">Иметь метод </text:span><text:span text:style-name="T6">Program</text:span><text:span text:style-name="T2"> со статическим методом </text:span><text:span text:style-name="T6">main</text:span><text:span text:style-name="T2"> и меню выбора и возможность выполнения команд пунктов меню в режиме диалога: </text:span></text:p>
        </text:list-item>
      </text:list>
      <text:p text:style-name="P7">1 – заполнить основные списки</text:p>
      <text:p text:style-name="P7">2 – вывести основные списки</text:p>
      <text:p text:style-name="P7">3 – просмотр список отличники</text:p>
      <text:p text:style-name="P7">4 <text:s/>– просмотр список хорошисты</text:p>
      <text:p text:style-name="P7">5 – просмотр список троечники</text:p>
      <text:p text:style-name="P7"><text:soft-page-break/>6 – просмотр список двоечники</text:p>
      <text:p text:style-name="P7">7 – просмотр список средний балл</text:p>
      <text:p text:style-name="P7">8 – поиск данных об обучающимся в основном списке</text:p>
      <text:list xml:id="list100407543482414" text:continue-numbering="true" text:style-name="WWNum15">
        <text:list-item>
          <text:p text:style-name="P28"><text:span text:style-name="T2">Иметь класс </text:span><text:span text:style-name="T6">Massive</text:span><text:span text:style-name="T2">, содержащий реализацию методы обработки данных</text:span></text:p>
        </text:list-item>
        <text:list-item>
          <text:p text:style-name="P26">Программный код должен иметь комментарии.</text:p>
        </text:list-item>
        <text:list-item>
          <text:p text:style-name="P26">Программа должна иметь спецификацию тестов для выполнения дымового тестирования.</text:p>
        </text:list-item>
      </text:list>
      <text:p text:style-name="P10">Шаблон спецификации 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 table:style-name="Таблица1.1">
          <table:table-cell table:style-name="Таблица1.A1" office:value-type="string">
            <text:p text:style-name="P11">Проверяемая функция</text:p>
          </table:table-cell>
          <table:table-cell table:style-name="Таблица1.A1" office:value-type="string">
            <text:p text:style-name="P11">Входные данные</text:p>
          </table:table-cell>
          <table:table-cell table:style-name="Таблица1.A1" office:value-type="string">
            <text:p text:style-name="P11">Ожидаемый результат</text:p>
          </table:table-cell>
          <table:table-cell table:style-name="Таблица1.A1" office:value-type="string">
            <text:p text:style-name="P11">Отметка о выполнении (+/-)</text:p>
          </table:table-cell>
          <table:table-cell table:style-name="Таблица1.A1" office:value-type="string">
            <text:p text:style-name="P11">Описание ошибки (при наличии)</text:p>
          </table:table-cell>
        </table:table-row>
        <table:table-row table:style-name="Таблица1.2">
          <table:table-cell table:style-name="Таблица1.A1" office:value-type="string">
            <text:p text:style-name="P16"><text:span text:style-name="T14">void </text:span><text:span text:style-name="T22">sortStringArrays1</text:span><text:span text:style-name="T18">()</text:span></text:p>
            <text:p text:style-name="P15"/>
          </table:table-cell>
          <table:table-cell table:style-name="Таблица1.A1" office:value-type="string">
            <text:p text:style-name="P17">ФИО студентов и оценки</text:p>
          </table:table-cell>
          <table:table-cell table:style-name="Таблица1.A1" office:value-type="string">
            <text:p text:style-name="P18">Сортировка ФИО студентов по алфавиту</text:p>
          </table:table-cell>
          <table:table-cell table:style-name="Таблица1.A1" office:value-type="string">
            <text:p text:style-name="P17">+</text:p>
          </table:table-cell>
          <table:table-cell table:style-name="Таблица1.A1" office:value-type="string">
            <text:p text:style-name="P15">-</text:p>
          </table:table-cell>
        </table:table-row>
        <table:table-row table:style-name="Таблица1.2">
          <table:table-cell table:style-name="Таблица1.A3" office:value-type="string">
            <text:p text:style-name="P12"><text:span text:style-name="T14">void </text:span><text:span text:style-name="T22">sortStringArrays2</text:span><text:span text:style-name="T18">()</text:span></text:p>
            <text:p text:style-name="P11"/>
          </table:table-cell>
          <table:table-cell table:style-name="Таблица1.A3" office:value-type="string">
            <text:p text:style-name="P17">ФИО студентов и оценки</text:p>
          </table:table-cell>
          <table:table-cell table:style-name="Таблица1.A3" office:value-type="string">
            <text:p text:style-name="P18">Сортировка ФИО студентов по алфавиту наоборот</text:p>
          </table:table-cell>
          <table:table-cell table:style-name="Таблица1.A3" office:value-type="string">
            <text:p text:style-name="P13">+</text:p>
          </table:table-cell>
          <table:table-cell table:style-name="Таблица1.A3" office:value-type="string">
            <text:p text:style-name="P11">-</text:p>
          </table:table-cell>
        </table:table-row>
        <table:table-row table:style-name="Таблица1.2">
          <table:table-cell table:style-name="Таблица1.A3" office:value-type="string">
            <text:p text:style-name="P12"><text:span text:style-name="T14">void </text:span><text:span text:style-name="T22">display6</text:span><text:span text:style-name="T18">()</text:span></text:p>
            <text:p text:style-name="P11"/>
          </table:table-cell>
          <table:table-cell table:style-name="Таблица1.A3" office:value-type="string">
            <text:p text:style-name="P18">Оценки студентов</text:p>
          </table:table-cell>
          <table:table-cell table:style-name="Таблица1.A3" office:value-type="string">
            <text:p text:style-name="P17">Вывод <text:span text:style-name="T31">среднего из оценок</text:span> студентов </text:p>
          </table:table-cell>
          <table:table-cell table:style-name="Таблица1.A3" office:value-type="string">
            <text:p text:style-name="P13">+</text:p>
          </table:table-cell>
          <table:table-cell table:style-name="Таблица1.A3" office:value-type="string">
            <text:p text:style-name="P11">-</text:p>
          </table:table-cell>
        </table:table-row>
      </table:table>
      <text:p text:style-name="P7"/>
      <text:list xml:id="list100407134544441" text:continue-numbering="true" text:style-name="WWNum15">
        <text:list-item>
          <text:p text:style-name="P28"><text:span text:style-name="T2">Реализуйте спецификацию тестов с использованием </text:span><text:span text:style-name="T6">Junit</text:span><text:span text:style-name="T2"> тестов. Тесты должны быть интегрированы ы код в отдельном пакете.</text:span></text:p>
        </text:list-item>
        <text:list-item>
          <text:p text:style-name="P26">Докажите правильность работы программного кода.</text:p>
        </text:list-item>
        <text:list-item>
          <text:p text:style-name="P26">Оформите отчет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1">Класс</text:p>
          </table:table-cell>
          <table:table-cell table:style-name="Таблица2.A1" office:value-type="string">
            <text:p text:style-name="P11">Листинг</text:p>
          </table:table-cell>
        </table:table-row>
        <table:table-row table:style-name="Таблица2.1">
          <table:table-cell table:style-name="Таблица2.A1" office:value-type="string">
            <text:p text:style-name="P14">Main</text:p>
          </table:table-cell>
          <table:table-cell table:style-name="Таблица2.A1" office:value-type="string">
            <text:p text:style-name="P16"><text:span text:style-name="T13">import </text:span><text:span text:style-name="T18">java.util.Arrays;</text:span><text:line-break/><text:span text:style-name="T13">import </text:span><text:span text:style-name="T18">java.util.Random;</text:span><text:line-break/><text:span text:style-name="T13">import </text:span><text:span text:style-name="T18">java.util.Scanner;</text:span><text:line-break/><text:line-break/><text:line-break/><text:line-break/><text:span text:style-name="T13">class </text:span><text:span text:style-name="T18">Main{</text:span><text:line-break/><text:span text:style-name="T13">public static void </text:span><text:span text:style-name="T22">main</text:span><text:span text:style-name="T18">(String[] args) {</text:span><text:line-break/><text:line-break/><text:span text:style-name="T18"> <text:s text:c="7"/>System.</text:span><text:span text:style-name="T24">out</text:span><text:span text:style-name="T18">.println(</text:span><text:span text:style-name="T27">"Версия программы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Функции программы: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1. Заполнить основные списки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2. Вывести основные списки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3. Вывести троечников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4. Вывести хорошистов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5. Вывести двоечники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6. Вывести отличников"</text:span><text:span text:style-name="T18">);</text:span><text:line-break/><text:span text:style-name="T18"> <text:s text:c="7"/>System.</text:span><text:span text:style-name="T24">out</text:span><text:span text:style-name="T18">.println(</text:span><text:span text:style-name="T27">"7. Вывести средний балл"</text:span><text:span text:style-name="T18">);</text:span><text:line-break/><text:line-break/><text:line-break/><text:span text:style-name="T18"> <text:s text:c="7"/></text:span><text:span text:style-name="T13">try </text:span><text:span text:style-name="T18">{</text:span><text:line-break/><text:span text:style-name="T18"> <text:s text:c="15"/>Scanner scanner = </text:span><text:span text:style-name="T13">new </text:span><text:span text:style-name="T18">Scanner(System.</text:span><text:span text:style-name="T24">in</text:span><text:span text:style-name="T18">);</text:span><text:line-break/><text:span text:style-name="T18"> <text:s text:c="15"/>System.</text:span><text:span text:style-name="T24">out</text:span><text:span text:style-name="T18">.print(</text:span><text:span text:style-name="T27">"Введите количество обучающихся: "</text:span><text:span text:style-name="T18">);</text:span><text:line-break/><text:span text:style-name="T18"> <text:s text:c="15"/></text:span><text:span text:style-name="T13">int </text:span><text:span text:style-name="T18">size = scanner.nextInt();</text:span><text:line-break/><text:line-break/><text:line-break/><text:line-break/><text:soft-page-break/><text:line-break/><text:span text:style-name="T18"> <text:s text:c="15"/>massiv massive = </text:span><text:span text:style-name="T13">new </text:span><text:span text:style-name="T18">massiv(size);</text:span><text:line-break/><text:line-break/><text:line-break/><text:span text:style-name="T18"> <text:s text:c="15"/></text:span><text:span text:style-name="T13">int </text:span><text:span text:style-name="T18">choice;</text:span><text:line-break/><text:span text:style-name="T18"> <text:s text:c="15"/></text:span><text:span text:style-name="T13">do </text:span><text:span text:style-name="T18">{</text:span><text:line-break/><text:span text:style-name="T18"> <text:s text:c="23"/>System.</text:span><text:span text:style-name="T24">out</text:span><text:span text:style-name="T18">.print(</text:span><text:span text:style-name="T27">"Введите номер команды (0 для выхода): "</text:span><text:span text:style-name="T18">);</text:span><text:line-break/><text:span text:style-name="T18"> <text:s text:c="23"/>choice = scanner.nextInt();</text:span><text:line-break/><text:span text:style-name="T18"> <text:s text:c="23"/></text:span><text:span text:style-name="T13">switch </text:span><text:span text:style-name="T18">(choice) {</text:span><text:line-break/><text:span text:style-name="T18"> <text:s text:c="31"/></text:span><text:span text:style-name="T13">case </text:span><text:span text:style-name="T16">1</text:span><text:span text:style-name="T18">:</text:span><text:line-break/><text:span text:style-name="T18"> <text:s text:c="39"/>massive.fillArrays();</text:span><text:line-break/><text:span text:style-name="T18"> <text:s text:c="39"/></text:span><text:span text:style-name="T13">break</text:span><text:span text:style-name="T18">;</text:span><text:line-break/><text:span text:style-name="T18"> <text:s text:c="31"/></text:span><text:span text:style-name="T13">case </text:span><text:span text:style-name="T16">2</text:span><text:span text:style-name="T18">:</text:span><text:line-break/><text:span text:style-name="T18"> <text:s text:c="39"/>massive.printArrays();</text:span><text:line-break/><text:span text:style-name="T18"> <text:s text:c="39"/></text:span><text:span text:style-name="T13">break</text:span><text:span text:style-name="T18">;</text:span><text:line-break/><text:span text:style-name="T18"> <text:s text:c="31"/></text:span><text:span text:style-name="T13">case </text:span><text:span text:style-name="T16">3</text:span><text:span text:style-name="T18">:</text:span><text:line-break/><text:span text:style-name="T18"> <text:s text:c="39"/>massive.display2();</text:span><text:line-break/><text:span text:style-name="T18"> <text:s text:c="39"/></text:span><text:span text:style-name="T13">break</text:span><text:span text:style-name="T18">;</text:span><text:line-break/><text:span text:style-name="T18"> <text:s text:c="31"/></text:span><text:span text:style-name="T13">case </text:span><text:span text:style-name="T16">4</text:span><text:span text:style-name="T18">:</text:span><text:line-break/><text:span text:style-name="T18"> <text:s text:c="39"/>massive.display3();</text:span><text:line-break/><text:span text:style-name="T18"> <text:s text:c="39"/></text:span><text:span text:style-name="T13">break</text:span><text:span text:style-name="T18">;</text:span><text:line-break/><text:span text:style-name="T18"> <text:s text:c="31"/></text:span><text:span text:style-name="T13">case </text:span><text:span text:style-name="T16">5</text:span><text:span text:style-name="T18">:</text:span><text:line-break/><text:span text:style-name="T18"> <text:s text:c="39"/>massive.display4();</text:span><text:line-break/><text:span text:style-name="T18"> <text:s text:c="39"/></text:span><text:span text:style-name="T13">break</text:span><text:span text:style-name="T18">;</text:span><text:line-break/><text:span text:style-name="T18"> <text:s text:c="31"/></text:span><text:span text:style-name="T13">case </text:span><text:span text:style-name="T16">6</text:span><text:span text:style-name="T18">:</text:span><text:line-break/><text:span text:style-name="T18"> <text:s text:c="39"/>massive.display5();</text:span><text:line-break/><text:span text:style-name="T18"> <text:s text:c="39"/></text:span><text:span text:style-name="T13">break</text:span><text:span text:style-name="T18">;</text:span><text:line-break/><text:span text:style-name="T18"> <text:s text:c="31"/></text:span><text:span text:style-name="T13">case </text:span><text:span text:style-name="T16">7</text:span><text:span text:style-name="T18">:</text:span><text:line-break/><text:span text:style-name="T18"> <text:s text:c="39"/>massive.display6();</text:span><text:line-break/><text:span text:style-name="T18"> <text:s text:c="39"/></text:span><text:span text:style-name="T13">break</text:span><text:span text:style-name="T18">;</text:span><text:line-break/><text:span text:style-name="T18"> <text:s text:c="31"/></text:span><text:span text:style-name="T13">case </text:span><text:span text:style-name="T16">8</text:span><text:span text:style-name="T18">:</text:span><text:line-break/><text:span text:style-name="T18"> <text:s text:c="39"/>massive.</text:span><text:span text:style-name="T20">display7</text:span><text:span text:style-name="T18">();</text:span><text:line-break/><text:span text:style-name="T18"> <text:s text:c="39"/></text:span><text:span text:style-name="T13">break</text:span><text:span text:style-name="T18">;</text:span><text:line-break/><text:line-break/><text:span text:style-name="T18"> <text:s text:c="31"/></text:span><text:span text:style-name="T13">default</text:span><text:span text:style-name="T18">:</text:span><text:line-break/><text:span text:style-name="T18"> <text:s text:c="39"/>System.</text:span><text:span text:style-name="T24">out</text:span><text:span text:style-name="T18">.println(</text:span><text:span text:style-name="T27">"Неверная команда. Попробуйте снова."</text:span><text:span text:style-name="T18">);</text:span><text:line-break/><text:span text:style-name="T18"> <text:s text:c="23"/>}</text:span><text:line-break/><text:span text:style-name="T18"> <text:s text:c="15"/>} </text:span><text:span text:style-name="T13">while </text:span><text:span text:style-name="T18">(choice != </text:span><text:span text:style-name="T16">0</text:span><text:span text:style-name="T18">);</text:span><text:line-break/><text:span text:style-name="T18"> <text:s text:c="7"/>} </text:span><text:span text:style-name="T13">catch </text:span><text:span text:style-name="T18">(Exception ex){</text:span><text:line-break/><text:span text:style-name="T18"> <text:s text:c="15"/>System.</text:span><text:span text:style-name="T24">out</text:span><text:span text:style-name="T18">.println(</text:span><text:span text:style-name="T27">"Неправильно "</text:span><text:span text:style-name="T18">);</text:span><text:line-break/><text:span text:style-name="T18"> <text:s text:c="7"/>}</text:span><text:line-break/><text:line-break/><text:span text:style-name="T18"> <text:s text:c="7"/>}</text:span><text:line-break/><text:span text:style-name="T18"> <text:s text:c="7"/>}</text:span><text:line-break/></text:p>
            <text:p text:style-name="P15"/>
          </table:table-cell>
        </table:table-row>
        <table:table-row table:style-name="Таблица2.1">
          <table:table-cell table:style-name="Таблица2.A1" office:value-type="string">
            <text:p text:style-name="P14">Massiv</text:p>
          </table:table-cell>
          <table:table-cell table:style-name="Таблица2.A1" office:value-type="string">
            <text:p text:style-name="P20"><text:span text:style-name="T13">import </text:span><text:span text:style-name="T18">java.util.*;</text:span><text:line-break/><text:line-break/><text:span text:style-name="T13">public class </text:span><text:span text:style-name="T18">massiv {</text:span><text:line-break/><text:span text:style-name="T18"> <text:s text:c="3"/></text:span><text:span text:style-name="T13">private </text:span><text:span text:style-name="T18">String[] </text:span><text:span text:style-name="T25">names</text:span><text:span text:style-name="T18">;</text:span><text:line-break/><text:span text:style-name="T18"> <text:s text:c="3"/></text:span><text:span text:style-name="T13">private int</text:span><text:span text:style-name="T18">[] </text:span><text:span text:style-name="T25">grades</text:span><text:span text:style-name="T18">;</text:span><text:line-break/><text:line-break/><text:soft-page-break/><text:line-break/><text:span text:style-name="T18"> <text:s text:c="3"/></text:span><text:span text:style-name="T13">public </text:span><text:span text:style-name="T22">massiv</text:span><text:span text:style-name="T18">(</text:span><text:span text:style-name="T13">int </text:span><text:span text:style-name="T18">size) {</text:span><text:line-break/><text:span text:style-name="T18"> <text:s text:c="7"/></text:span><text:span text:style-name="T25">names </text:span><text:span text:style-name="T18">= </text:span><text:span text:style-name="T13">new </text:span><text:span text:style-name="T18">String[size];</text:span><text:line-break/><text:span text:style-name="T18"> <text:s text:c="7"/></text:span><text:span text:style-name="T25">grades </text:span><text:span text:style-name="T18">= </text:span><text:span text:style-name="T13">new int</text:span><text:span text:style-name="T18">[size];</text:span><text:line-break/><text:span text:style-name="T18"> <text:s text:c="3"/>}</text:span><text:line-break/><text:line-break/><text:line-break/><text:span text:style-name="T18"> <text:s text:c="3"/></text:span><text:span text:style-name="T13">public void </text:span><text:span text:style-name="T22">fillArrays</text:span><text:span text:style-name="T18">() {</text:span><text:line-break/><text:span text:style-name="T18"> <text:s text:c="7"/>Random random = </text:span><text:span text:style-name="T13">new </text:span><text:span text:style-name="T18">Random();</text:span><text:line-break/><text:span text:style-name="T18"> <text:s text:c="7"/>Scanner scanner = </text:span><text:span text:style-name="T13">new </text:span><text:span text:style-name="T18">Scanner(System.</text:span><text:span text:style-name="T24">in</text:span><text:span text:style-name="T18">);</text:span><text:line-break/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names</text:span><text:span text:style-name="T18">.</text:span><text:span text:style-name="T25">length</text:span><text:span text:style-name="T18">; i++) {</text:span><text:line-break/><text:span text:style-name="T18"> <text:s text:c="11"/>System.</text:span><text:span text:style-name="T24">out</text:span><text:span text:style-name="T18">.print(</text:span><text:span text:style-name="T27">"Введите ФИО обучающегося: "</text:span><text:span text:style-name="T18">);</text:span><text:line-break/><text:span text:style-name="T18"> <text:s text:c="11"/></text:span><text:span text:style-name="T25">names</text:span><text:span text:style-name="T18">[i] = scanner.nextLine();</text:span><text:line-break/><text:span text:style-name="T18"> <text:s text:c="7"/>}</text:span><text:line-break/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grades</text:span><text:span text:style-name="T18">.</text:span><text:span text:style-name="T25">length</text:span><text:span text:style-name="T18">; i++) {</text:span><text:line-break/><text:span text:style-name="T18"> <text:s text:c="11"/></text:span><text:span text:style-name="T25">grades</text:span><text:span text:style-name="T18">[i] = (</text:span><text:span text:style-name="T13">int</text:span><text:span text:style-name="T18">) (Math.</text:span><text:span text:style-name="T20">random</text:span><text:span text:style-name="T18">() * (</text:span><text:span text:style-name="T16">5 </text:span><text:span text:style-name="T18">- </text:span><text:span text:style-name="T16">1</text:span><text:span text:style-name="T18">) + </text:span><text:span text:style-name="T16">1</text:span><text:span text:style-name="T18">);</text:span><text:line-break/><text:line-break/><text:span text:style-name="T18"> <text:s text:c="7"/>}</text:span><text:line-break/><text:span text:style-name="T18"> <text:s text:c="3"/>}</text:span><text:line-break/><text:line-break/><text:line-break/><text:span text:style-name="T18"> <text:s text:c="3"/></text:span><text:span text:style-name="T13">public void </text:span><text:span text:style-name="T22">printArrays</text:span><text:span text:style-name="T18">() {</text:span><text:line-break/><text:span text:style-name="T18"> <text:s text:c="7"/>System.</text:span><text:span text:style-name="T24">out</text:span><text:span text:style-name="T18">.println(</text:span><text:span text:style-name="T27">"Список обучающихся и их оценок:"</text:span><text:span text:style-name="T18">);</text:span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names</text:span><text:span text:style-name="T18">.</text:span><text:span text:style-name="T25">length</text:span><text:span text:style-name="T18">; i++) {</text:span><text:line-break/><text:span text:style-name="T18"> <text:s text:c="11"/>System.</text:span><text:span text:style-name="T24">out</text:span><text:span text:style-name="T18">.println(</text:span><text:span text:style-name="T25">names</text:span><text:span text:style-name="T18">[i] + </text:span><text:span text:style-name="T27">", " </text:span><text:span text:style-name="T18">+ </text:span><text:span text:style-name="T25">grades</text:span><text:span text:style-name="T18">[i])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13">public </text:span><text:span text:style-name="T18">Object[] </text:span><text:span text:style-name="T22">SortStringArrays1</text:span><text:span text:style-name="T18">(Object[] arr) {</text:span><text:line-break/><text:span text:style-name="T18"> <text:s text:c="7"/>Arrays.</text:span><text:span text:style-name="T20">sort</text:span><text:span text:style-name="T18">(arr, </text:span><text:span text:style-name="T13">new </text:span><text:span text:style-name="T18">Comparator&lt;Object&gt;() {</text:span><text:line-break/><text:span text:style-name="T18"> <text:s text:c="11"/></text:span><text:span text:style-name="T29">@Override</text:span><text:line-break/><text:span text:style-name="T29"> <text:s text:c="11"/></text:span><text:span text:style-name="T13">public int </text:span><text:span text:style-name="T22">compare</text:span><text:span text:style-name="T18">(Object o1, Object o2) {</text:span><text:line-break/><text:span text:style-name="T18"> <text:s text:c="15"/></text:span><text:span text:style-name="T13">return </text:span><text:span text:style-name="T18">o1.toString().compareTo(o2.toString());</text:span><text:line-break/><text:span text:style-name="T18"> <text:s text:c="11"/>}</text:span><text:line-break/><text:span text:style-name="T18"> <text:s text:c="7"/>});</text:span><text:line-break/><text:span text:style-name="T18"> <text:s text:c="7"/></text:span><text:span text:style-name="T13">return </text:span><text:span text:style-name="T18">arr;</text:span><text:line-break/><text:line-break/><text:span text:style-name="T18"> <text:s text:c="3"/>}</text:span><text:line-break/><text:line-break/><text:span text:style-name="T18"> <text:s text:c="3"/></text:span><text:span text:style-name="T13">public </text:span><text:span text:style-name="T18">Object[] </text:span><text:span text:style-name="T22">SortStringArrays2</text:span><text:span text:style-name="T18">(Object[] arr) {</text:span><text:line-break/><text:span text:style-name="T18"> <text:s text:c="7"/>Arrays.</text:span><text:span text:style-name="T20">sort</text:span><text:span text:style-name="T18">(arr, </text:span><text:span text:style-name="T13">new </text:span><text:span text:style-name="T18">Comparator&lt;Object&gt;() {</text:span><text:line-break/><text:span text:style-name="T18"> <text:s text:c="11"/></text:span><text:span text:style-name="T29">@Override</text:span><text:line-break/><text:span text:style-name="T29"> <text:s text:c="11"/></text:span><text:span text:style-name="T13">public int </text:span><text:span text:style-name="T22">compare</text:span><text:span text:style-name="T18">(Object o1, Object o2) {</text:span><text:line-break/><text:span text:style-name="T18"> <text:s text:c="15"/></text:span><text:span text:style-name="T13">return </text:span><text:span text:style-name="T18">o2.toString().compareTo(o1.toString());</text:span><text:line-break/><text:span text:style-name="T18"> <text:s text:c="11"/>}</text:span><text:line-break/><text:span text:style-name="T18"> <text:s text:c="7"/>});</text:span><text:line-break/><text:span text:style-name="T18"> <text:s text:c="7"/></text:span><text:span text:style-name="T13">return </text:span><text:span text:style-name="T18">arr;</text:span><text:line-break/><text:line-break/><text:span text:style-name="T18"> <text:s text:c="3"/>}</text:span><text:line-break/><text:line-break/><text:line-break/><text:span text:style-name="T18"> <text:s text:c="3"/></text:span><text:span text:style-name="T13">public void </text:span><text:span text:style-name="T22">display2</text:span><text:span text:style-name="T18">() {</text:span><text:line-break/><text:soft-page-break/><text:span text:style-name="T18"> <text:s text:c="7"/>ArrayDeque&lt;String&gt; result = </text:span><text:span text:style-name="T13">new </text:span><text:span text:style-name="T18">ArrayDeque&lt;String&gt;();</text:span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grades</text:span><text:span text:style-name="T18">.</text:span><text:span text:style-name="T25">length</text:span><text:span text:style-name="T18">; i++) {</text:span><text:line-break/><text:span text:style-name="T18"> <text:s text:c="11"/></text:span><text:span text:style-name="T13">if </text:span><text:span text:style-name="T18">(</text:span><text:span text:style-name="T25">grades</text:span><text:span text:style-name="T18">[i] == </text:span><text:span text:style-name="T16">3</text:span><text:span text:style-name="T18">) {</text:span><text:line-break/><text:span text:style-name="T18"> <text:s text:c="15"/>result.add(</text:span><text:span text:style-name="T25">names</text:span><text:span text:style-name="T18">[i]);</text:span><text:line-break/><text:span text:style-name="T18"> <text:s text:c="11"/>}</text:span><text:line-break/><text:span text:style-name="T18"> <text:s text:c="7"/>}</text:span><text:line-break/><text:span text:style-name="T18"> <text:s text:c="7"/>System.</text:span><text:span text:style-name="T24">out</text:span><text:span text:style-name="T18">.println(</text:span><text:span text:style-name="T27">"Троечники:" </text:span><text:span text:style-name="T18">+ result.toString());</text:span><text:line-break/><text:span text:style-name="T18"> <text:s text:c="3"/>}</text:span><text:line-break/><text:line-break/><text:span text:style-name="T18"> <text:s text:c="3"/></text:span><text:span text:style-name="T13">public void </text:span><text:span text:style-name="T22">display3</text:span><text:span text:style-name="T18">() {</text:span><text:line-break/><text:span text:style-name="T18"> <text:s text:c="7"/>ArrayDeque&lt;String&gt; result = </text:span><text:span text:style-name="T13">new </text:span><text:span text:style-name="T18">ArrayDeque&lt;String&gt;();</text:span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grades</text:span><text:span text:style-name="T18">.</text:span><text:span text:style-name="T25">length</text:span><text:span text:style-name="T18">; i++) {</text:span><text:line-break/><text:span text:style-name="T18"> <text:s text:c="11"/></text:span><text:span text:style-name="T13">if </text:span><text:span text:style-name="T18">(</text:span><text:span text:style-name="T25">grades</text:span><text:span text:style-name="T18">[i] == </text:span><text:span text:style-name="T16">4</text:span><text:span text:style-name="T18">) {</text:span><text:line-break/><text:span text:style-name="T18"> <text:s text:c="15"/>result.add(</text:span><text:span text:style-name="T25">names</text:span><text:span text:style-name="T18">[i]);</text:span><text:line-break/><text:line-break/><text:span text:style-name="T18"> <text:s text:c="11"/>}</text:span><text:line-break/><text:span text:style-name="T18"> <text:s text:c="7"/>}</text:span><text:line-break/><text:span text:style-name="T18"> <text:s text:c="7"/>Object[] arr = result.toArray();</text:span><text:line-break/><text:span text:style-name="T18"> <text:s text:c="7"/>System.</text:span><text:span text:style-name="T24">out</text:span><text:span text:style-name="T18">.println(</text:span><text:span text:style-name="T27">"Хорошисты <text:s/>:" </text:span><text:span text:style-name="T18">+ Arrays.</text:span><text:span text:style-name="T20">toString</text:span><text:span text:style-name="T18">(SortStringArrays1(arr)));</text:span><text:line-break/><text:span text:style-name="T18"> <text:s text:c="3"/>}</text:span><text:line-break/><text:line-break/><text:span text:style-name="T18"> <text:s text:c="3"/></text:span><text:span text:style-name="T13">public void </text:span><text:span text:style-name="T22">display4</text:span><text:span text:style-name="T18">() {</text:span><text:line-break/><text:span text:style-name="T18"> <text:s text:c="7"/>ArrayDeque&lt;String&gt; result = </text:span><text:span text:style-name="T13">new </text:span><text:span text:style-name="T18">ArrayDeque&lt;String&gt;();</text:span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grades</text:span><text:span text:style-name="T18">.</text:span><text:span text:style-name="T25">length</text:span><text:span text:style-name="T18">; i++) {</text:span><text:line-break/><text:span text:style-name="T18"> <text:s text:c="11"/></text:span><text:span text:style-name="T13">if </text:span><text:span text:style-name="T18">(</text:span><text:span text:style-name="T25">grades</text:span><text:span text:style-name="T18">[i] == </text:span><text:span text:style-name="T16">2</text:span><text:span text:style-name="T18">) {</text:span><text:line-break/><text:span text:style-name="T18"> <text:s text:c="15"/>result.add(</text:span><text:span text:style-name="T25">names</text:span><text:span text:style-name="T18">[i]);</text:span><text:line-break/><text:line-break/><text:span text:style-name="T18"> <text:s text:c="11"/>}</text:span><text:line-break/><text:span text:style-name="T18"> <text:s text:c="7"/>}</text:span><text:line-break/><text:span text:style-name="T18"> <text:s text:c="7"/>System.</text:span><text:span text:style-name="T24">out</text:span><text:span text:style-name="T18">.println(</text:span><text:span text:style-name="T27">"Двоечники :" </text:span><text:span text:style-name="T18">+ result.toString());</text:span><text:line-break/><text:span text:style-name="T18"> <text:s text:c="3"/>}</text:span><text:line-break/><text:line-break/><text:line-break/><text:span text:style-name="T18"> <text:s text:c="3"/></text:span><text:span text:style-name="T13">public void </text:span><text:span text:style-name="T22">display5</text:span><text:span text:style-name="T18">() {</text:span><text:line-break/><text:span text:style-name="T18"> <text:s text:c="7"/>ArrayDeque&lt;String&gt; result = </text:span><text:span text:style-name="T13">new </text:span><text:span text:style-name="T18">ArrayDeque&lt;String&gt;();</text:span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grades</text:span><text:span text:style-name="T18">.</text:span><text:span text:style-name="T25">length</text:span><text:span text:style-name="T18">; i++) {</text:span><text:line-break/><text:span text:style-name="T18"> <text:s text:c="11"/></text:span><text:span text:style-name="T13">if </text:span><text:span text:style-name="T18">(</text:span><text:span text:style-name="T25">grades</text:span><text:span text:style-name="T18">[i] == </text:span><text:span text:style-name="T16">5</text:span><text:span text:style-name="T18">) {</text:span><text:line-break/><text:span text:style-name="T18"> <text:s text:c="15"/>result.add(</text:span><text:span text:style-name="T25">names</text:span><text:span text:style-name="T18">[i]);</text:span><text:line-break/><text:line-break/><text:span text:style-name="T18"> <text:s text:c="11"/>}</text:span><text:line-break/><text:span text:style-name="T18"> <text:s text:c="7"/>}</text:span><text:line-break/><text:span text:style-name="T18"> <text:s text:c="7"/>Object[] arr = result.toArray();</text:span><text:line-break/><text:span text:style-name="T18"> <text:s text:c="7"/>System.</text:span><text:span text:style-name="T24">out</text:span><text:span text:style-name="T18">.println(</text:span><text:span text:style-name="T27">"Отличники :" </text:span><text:span text:style-name="T18">+ Arrays.</text:span><text:span text:style-name="T20">toString</text:span><text:span text:style-name="T18">(SortStringArrays2(arr)));</text:span><text:line-break/><text:span text:style-name="T18"> <text:s text:c="3"/>}</text:span><text:line-break/><text:line-break/><text:span text:style-name="T18"> <text:s text:c="3"/></text:span><text:span text:style-name="T13">public double </text:span><text:span text:style-name="T22">display6</text:span><text:span text:style-name="T18">() {</text:span><text:line-break/><text:span text:style-name="T18"> <text:s text:c="7"/></text:span><text:span text:style-name="T13">int </text:span><text:span text:style-name="T18">s = </text:span><text:span text:style-name="T16">0</text:span><text:span text:style-name="T18">;</text:span><text:line-break/><text:span text:style-name="T18"> <text:s text:c="7"/></text:span><text:span text:style-name="T13">for </text:span><text:span text:style-name="T18">(</text:span><text:span text:style-name="T13">int </text:span><text:span text:style-name="T18">i = </text:span><text:span text:style-name="T16">0</text:span><text:span text:style-name="T18">; i &lt; </text:span><text:span text:style-name="T25">grades</text:span><text:span text:style-name="T18">.</text:span><text:span text:style-name="T25">length</text:span><text:span text:style-name="T18">; i++) {</text:span><text:line-break/><text:span text:style-name="T18"> <text:s text:c="11"/>s = s + </text:span><text:span text:style-name="T25">grades</text:span><text:span text:style-name="T18">[i];</text:span><text:line-break/><text:span text:style-name="T18"> <text:s text:c="7"/>}</text:span><text:line-break/><text:line-break/><text:span text:style-name="T18"> <text:s text:c="7"/></text:span><text:span text:style-name="T13">return </text:span><text:span text:style-name="T18">(</text:span><text:span text:style-name="T13">double</text:span><text:span text:style-name="T18">) s / </text:span><text:span text:style-name="T25">grades</text:span><text:span text:style-name="T18">.</text:span><text:span text:style-name="T25">length</text:span><text:span text:style-name="T18">;</text:span><text:line-break/><text:span text:style-name="T18"> <text:s text:c="3"/>}</text:span><text:line-break/><text:line-break/><text:soft-page-break/><text:span text:style-name="T18"> <text:s text:c="3"/></text:span><text:span text:style-name="T13">public static void </text:span><text:span text:style-name="T22">display7</text:span><text:span text:style-name="T18">() {</text:span><text:line-break/><text:line-break/><text:span text:style-name="T18"> <text:s text:c="3"/>}</text:span><text:line-break/><text:line-break/><text:span text:style-name="T18">}</text:span></text:p>
            <text:p text:style-name="P19"/>
          </table:table-cell>
        </table:table-row>
        <table:table-row table:style-name="Таблица2.1">
          <table:table-cell table:style-name="Таблица2.A4" office:value-type="string">
            <text:p text:style-name="P30"><text:span text:style-name="T18">massivTest</text:span></text:p>
            <text:p text:style-name="P14"/>
          </table:table-cell>
          <table:table-cell table:style-name="Таблица2.A4" office:value-type="string">
            <text:p text:style-name="P20"><text:span text:style-name="T13">import static </text:span><text:span text:style-name="T18">org.junit.jupiter.api.Assertions.*;</text:span><text:line-break/><text:line-break/><text:span text:style-name="T13">class </text:span><text:span text:style-name="T18">massivTest {</text:span><text:line-break/><text:line-break/><text:span text:style-name="T18"> <text:s text:c="3"/></text:span><text:span text:style-name="T29">@org.junit.jupiter.api.Test</text:span><text:line-break/><text:span text:style-name="T29"> <text:s text:c="3"/></text:span><text:span text:style-name="T13">void </text:span><text:span text:style-name="T22">sortStringArrays1</text:span><text:span text:style-name="T18">() {</text:span><text:line-break/><text:span text:style-name="T18"> <text:s text:c="7"/>massiv a = </text:span><text:span text:style-name="T13">new </text:span><text:span text:style-name="T18">massiv(</text:span><text:span text:style-name="T16">5</text:span><text:span text:style-name="T18">);</text:span><text:line-break/><text:span text:style-name="T18"> <text:s text:c="7"/>Object[] actualArray = a.SortStringArrays1(</text:span><text:span text:style-name="T13">new </text:span><text:span text:style-name="T18">Object[] {</text:span><text:span text:style-name="T27">"Г"</text:span><text:span text:style-name="T18">,</text:span><text:span text:style-name="T27">"Б"</text:span><text:span text:style-name="T18">,</text:span><text:span text:style-name="T27">"В"</text:span><text:span text:style-name="T18">,</text:span><text:span text:style-name="T27">"А"</text:span><text:span text:style-name="T18">}) ;</text:span><text:line-break/><text:span text:style-name="T18"> <text:s text:c="7"/>Object[] expectedArray = </text:span><text:span text:style-name="T13">new </text:span><text:span text:style-name="T18">Object[] {</text:span><text:span text:style-name="T27">"А"</text:span><text:span text:style-name="T18">,</text:span><text:span text:style-name="T27">"Б"</text:span><text:span text:style-name="T18">,</text:span><text:span text:style-name="T27">"В"</text:span><text:span text:style-name="T18">,</text:span><text:span text:style-name="T27">"Г"</text:span><text:span text:style-name="T18">};</text:span><text:line-break/><text:span text:style-name="T18"> <text:s text:c="7"/></text:span><text:span text:style-name="T20">assertArrayEquals</text:span><text:span text:style-name="T18">(actualArray,expectedArray);</text:span><text:line-break/><text:span text:style-name="T18"> <text:s text:c="3"/>}</text:span><text:line-break/><text:line-break/><text:span text:style-name="T18"> <text:s text:c="3"/></text:span><text:span text:style-name="T29">@org.junit.jupiter.api.Test</text:span><text:line-break/><text:span text:style-name="T29"> <text:s text:c="3"/></text:span><text:span text:style-name="T13">void </text:span><text:span text:style-name="T22">sortStringArrays2</text:span><text:span text:style-name="T18">() {</text:span><text:line-break/><text:span text:style-name="T18"> <text:s text:c="7"/>massiv a = </text:span><text:span text:style-name="T13">new </text:span><text:span text:style-name="T18">massiv(</text:span><text:span text:style-name="T16">5</text:span><text:span text:style-name="T18">);</text:span><text:line-break/><text:span text:style-name="T18"> <text:s text:c="7"/>Object[] actualArray = a.SortStringArrays2(</text:span><text:span text:style-name="T13">new </text:span><text:span text:style-name="T18">Object[] {</text:span><text:span text:style-name="T27">"А"</text:span><text:span text:style-name="T18">,</text:span><text:span text:style-name="T27">"Б"</text:span><text:span text:style-name="T18">,</text:span><text:span text:style-name="T27">"В"</text:span><text:span text:style-name="T18">,</text:span><text:span text:style-name="T27">"Г"</text:span><text:span text:style-name="T18">}) ;</text:span><text:line-break/><text:span text:style-name="T18"> <text:s text:c="7"/>Object[] expectedArray = </text:span><text:span text:style-name="T13">new </text:span><text:span text:style-name="T18">Object[] {</text:span><text:span text:style-name="T27">"Г"</text:span><text:span text:style-name="T18">,</text:span><text:span text:style-name="T27">"В"</text:span><text:span text:style-name="T18">,</text:span><text:span text:style-name="T27">"Б"</text:span><text:span text:style-name="T18">,</text:span><text:span text:style-name="T27">"А"</text:span><text:span text:style-name="T18">};</text:span><text:line-break/><text:span text:style-name="T18"> <text:s text:c="7"/></text:span><text:span text:style-name="T20">assertArrayEquals</text:span><text:span text:style-name="T18">(actualArray,expectedArray);</text:span><text:line-break/><text:span text:style-name="T18"> <text:s text:c="3"/>}</text:span><text:line-break/><text:line-break/><text:span text:style-name="T18"> <text:s text:c="3"/></text:span><text:span text:style-name="T29">@org.junit.jupiter.api.Test</text:span><text:line-break/><text:span text:style-name="T29"> <text:s text:c="3"/></text:span><text:span text:style-name="T13">void </text:span><text:span text:style-name="T22">display6</text:span><text:span text:style-name="T18">() {</text:span><text:line-break/><text:span text:style-name="T18"> <text:s text:c="3"/>massiv s = </text:span><text:span text:style-name="T13">new </text:span><text:span text:style-name="T18">massiv(</text:span><text:span text:style-name="T16">5</text:span><text:span text:style-name="T18">);</text:span><text:line-break/><text:span text:style-name="T18"> <text:s text:c="3"/>s.</text:span><text:span text:style-name="T25">grades</text:span><text:span text:style-name="T18">=</text:span><text:span text:style-name="T13">new int</text:span><text:span text:style-name="T18">[]{</text:span><text:span text:style-name="T16">3</text:span><text:span text:style-name="T18">,</text:span><text:span text:style-name="T16">4</text:span><text:span text:style-name="T18">,</text:span><text:span text:style-name="T16">3</text:span><text:span text:style-name="T18">,</text:span><text:span text:style-name="T16">3</text:span><text:span text:style-name="T18">};</text:span><text:line-break/><text:span text:style-name="T18"> <text:s text:c="7"/></text:span><text:span text:style-name="T13">double </text:span><text:span text:style-name="T18">expected=(</text:span><text:span text:style-name="T16">3</text:span><text:span text:style-name="T18">+</text:span><text:span text:style-name="T16">4</text:span><text:span text:style-name="T18">+</text:span><text:span text:style-name="T16">3</text:span><text:span text:style-name="T18">+</text:span><text:span text:style-name="T16">3</text:span><text:span text:style-name="T18">)/ </text:span><text:span text:style-name="T16">4.0</text:span><text:span text:style-name="T18">;</text:span><text:line-break/><text:span text:style-name="T18"> <text:s text:c="3"/></text:span><text:span text:style-name="T13">double </text:span><text:span text:style-name="T18">actual=s.display6();</text:span><text:line-break/><text:span text:style-name="T18"> <text:s text:c="3"/></text:span><text:span text:style-name="T20">assertEquals</text:span><text:span text:style-name="T18">(expected,actual);</text:span><text:line-break/><text:span text:style-name="T18"> <text:s text:c="3"/>}</text:span><text:line-break/><text:span text:style-name="T18">}</text:span></text:p>
            <text:p text:style-name="P20"/>
          </table:table-cell>
        </table:table-row>
      </table:table>
      <text:p text:style-name="P5"><text:s/></text:p>
      <text:p text:style-name="P2"/>
      <text:p text:style-name="P21">Вывод: Я <text:span text:style-name="T3">совершенствовал умения разработки программы согласно требованиям проектной документации, совершенствовать умения тестирования программного код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docdata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6" style:display-name="ListLabel 46" style:family="text">
      <style:text-properties fo:color="#000000" loext:opacity="100%" style:font-name="Calibri" fo:font-family="Calibri" style:font-family-generic="roman" style:font-pitch="variable" fo:font-size="11pt" style:font-name-asian="Arial" style:font-family-asian="Arial" style:font-family-generic-asian="system" style:font-pitch-asian="variable" style:font-size-asian="11pt" style:font-name-complex="Calibri1" style:font-family-complex="Calibri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Default_20_Paragraph_20_Font" style:display-name="Default Paragraph Font" style:family="text"/>
    <style:style style:name="_32_893" style:display-name="2893" style:family="text" style:parent-style-name="Default_20_Paragraph_20_Font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8:40:01.132113225</meta:creation-date>
    <dc:date>2023-12-07T10:04:04.810218018</dc:date>
    <meta:editing-duration>PT32M37S</meta:editing-duration>
    <meta:editing-cycles>6</meta:editing-cycles>
    <meta:generator>LibreOffice/7.3.7.2$Linux_X86_64 LibreOffice_project/30$Build-2</meta:generator>
    <meta:document-statistic meta:table-count="2" meta:image-count="0" meta:object-count="0" meta:page-count="6" meta:paragraph-count="77" meta:word-count="1004" meta:character-count="10079" meta:non-whitespace-character-count="6946"/>
  </office:meta>
</office:document-meta>
</file>